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ageSequence.getForcePag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Sequence.getInitialPag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Sequence.getStartingPag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Sequence.bind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PageSequence.initPageNumber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PageSequence.get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Sequence.AbstractPageSequenc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Sequence.getReferenceOri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Sequence.start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ageSequence.makeFormattedPageNumber( int page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